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397cm"/>
    </style:style>
    <style:style style:name="co7" style:family="table-column">
      <style:table-column-properties fo:break-before="auto" style:column-width="2.478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2.28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1" table:number-columns-repeated="4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number-columns-repeated="2" table:default-cell-style-name="ce14"/>
        <table:table-column table:style-name="co1" table:number-columns-repeated="2" table:default-cell-style-name="ce6"/>
        <table:table-column table:style-name="co9" table:default-cell-style-name="ce6"/>
        <table:table-column table:style-name="co1" table:number-columns-repeated="244" table:default-cell-style-name="ce6"/>
        <table:table-column table:style-name="co1" table:number-columns-repeated="1612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actual_club</text:p>
          </table:table-cell>
          <table:table-cell table:style-name="ce1" office:value-type="string" calcext:value-type="string">
            <text:p>special_team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Esteban</text:p>
          </table:table-cell>
          <table:table-cell table:style-name="ce2" office:value-type="string" calcext:value-type="string">
            <text:p>Abadie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number-columns-repeated="3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2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Brenna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Antoine</text:p>
          </table:table-cell>
          <table:table-cell table:style-name="ce4" office:value-type="string" calcext:value-type="string">
            <text:p>Hasto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3" office:value-type="string" calcext:value-type="string">
            <text:p>Alexandre</text:p>
          </table:table-cell>
          <table:table-cell table:style-name="ce3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4" calcext:value-type="float">
            <text:p>154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5" calcext:value-type="float">
            <text:p>155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6" calcext:value-type="float">
            <text:p>156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16" office:value-type="float" office:value="157" calcext:value-type="float">
            <text:p>157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9" calcext:value-type="float">
            <text:p>109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7" calcext:value-type="float">
            <text:p>87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2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<text:span text:style-name="T1">'</text:span>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3" calcext:value-type="float">
            <text:p>8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19" office:value-type="string" calcext:value-type="string">
            <text:p>Fabian</text:p>
          </table:table-cell>
          <table:table-cell table:style-name="ce19" office:value-type="string" calcext:value-type="string">
            <text:p>Hollan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table:style-name="ce19" office:value-type="string" calcext:value-type="string">
            <text:p>Tawera</text:p>
          </table:table-cell>
          <table:table-cell table:style-name="ce19" office:value-type="string" calcext:value-type="string">
            <text:p>Kerr-Barlo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5" calcext:value-type="float">
            <text:p>9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<text:span text:style-name="T1">'</text:span>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1" calcext:value-type="float">
            <text:p>10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office:value-type="string" calcext:value-type="string">
            <text:p>Ma<text:span text:style-name="T1">'</text:span>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05" calcext:value-type="float">
            <text:p>10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Ratim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7" calcext:value-type="float">
            <text:p>277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<text:span text:style-name="T1">'</text:span>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Tavatavanawa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<text:span text:style-name="T1">'</text:span>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3" calcext:value-type="float">
            <text:p>103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uipulo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<text:span text:style-name="T1">'</text:span>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a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4" calcext:value-type="float">
            <text:p>8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7" calcext:value-type="float">
            <text:p>307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8" calcext:value-type="float">
            <text:p>308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09" calcext:value-type="float">
            <text:p>309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310" calcext:value-type="float">
            <text:p>310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15" calcext:value-type="float">
            <text:p>11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ley-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table:style-name="ce19" office:value-type="string" calcext:value-type="string">
            <text:p>Al</text:p>
          </table:table-cell>
          <table:table-cell table:style-name="ce19" office:value-type="string" calcext:value-type="string">
            <text:p>Bax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style-name="ce4" office:value-type="string" calcext:value-type="string">
            <text:p>jpg</text:p>
          </table:table-cell>
          <table:table-cell table:style-name="Default" table:number-columns-repeated="5"/>
          <table:table-cell table:number-columns-repeated="237"/>
          <table:table-cell table:style-name="Default" table:number-columns-repeated="16122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string" calcext:value-type="string">
            <text:p>Kurtley</text:p>
          </table:table-cell>
          <table:table-cell office:value-type="string" calcext:value-type="string">
            <text:p>Bea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B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urke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Campe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ishol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ockba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5" calcext:value-type="float">
            <text:p>85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table:style-name="ce19" office:value-type="string" calcext:value-type="string">
            <text:p>Quade</text:p>
          </table:table-cell>
          <table:table-cell table:style-name="ce19" office:value-type="string" calcext:value-type="string">
            <text:p>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2" table:style-name="ce4" office:value-type="float" office:value="114" calcext:value-type="float">
            <text:p>11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naldson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Dougla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table:style-name="ce19" office:value-type="string" calcext:value-type="string">
            <text:p>John</text:p>
          </table:table-cell>
          <table:table-cell table:style-name="ce19" office:value-type="string" calcext:value-type="string">
            <text:p>Eal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Edmond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Elso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arr-Jon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table:style-name="ce19" office:value-type="string" calcext:value-type="string">
            <text:p>Owen</text:p>
          </table:table-cell>
          <table:table-cell table:style-name="ce19" office:value-type="string" calcext:value-type="string">
            <text:p>Fin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table:style-name="ce19" office:value-type="string" calcext:value-type="string">
            <text:p>Israel</text:p>
          </table:table-cell>
          <table:table-cell table:style-name="ce19" office:value-type="string" calcext:value-type="string">
            <text:p>Folau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0" calcext:value-type="float">
            <text:p>11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ros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Gen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ff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ite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r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Gr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H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table:style-name="ce19" office:value-type="string" calcext:value-type="string">
            <text:p>Daniel</text:p>
          </table:table-cell>
          <table:table-cell table:style-name="ce19" office:value-type="string" calcext:value-type="string">
            <text:p>Herber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0" calcext:value-type="float">
            <text:p>43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Holm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table:style-name="ce19" office:value-type="string" calcext:value-type="string">
            <text:p>Tim</text:p>
          </table:table-cell>
          <table:table-cell table:style-name="ce19" office:value-type="string" calcext:value-type="string">
            <text:p>Hor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rwi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ar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office:value-type="string" calcext:value-type="string">
            <text:p>Toutai</text:p>
          </table:table-cell>
          <table:table-cell office:value-type="string" calcext:value-type="string">
            <text:p>Kef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table:style-name="ce19" office:value-type="string" calcext:value-type="string">
            <text:p>Sekope</text:p>
          </table:table-cell>
          <table:table-cell table:style-name="ce19" office:value-type="string" calcext:value-type="string">
            <text:p>Kep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Kerev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2" table:style-name="ce4" office:value-type="float" office:value="110" calcext:value-type="float">
            <text:p>1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Koroibe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Kuridra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arkha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atham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3" calcext:value-type="float">
            <text:p>8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Lole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cCal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McDermot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table:style-name="ce19" office:value-type="string" calcext:value-type="string">
            <text:p>Sean</text:p>
          </table:table-cell>
          <table:table-cell table:style-name="ce19" office:value-type="string" calcext:value-type="string">
            <text:p>MacMah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McR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table:style-name="ce19" office:value-type="string" calcext:value-type="string">
            <text:p>Drew</text:p>
          </table:table-cell>
          <table:table-cell table:style-name="ce19" office:value-type="string" calcext:value-type="string">
            <text:p>Mitch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Mortl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um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table:style-name="ce19" office:value-type="string" calcext:value-type="string">
            <text:p>Mark</text:p>
          </table:table-cell>
          <table:table-cell table:style-name="ce19" office:value-type="string" calcext:value-type="string">
            <text:p>Nawaqanitawa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Norieg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<text:span text:style-name="T1">'</text:span>Conn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Ofahenga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aenga-Amos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table:style-name="ce19" office:value-type="string" calcext:value-type="string">
            <text:p>Wycliff</text:p>
          </table:table-cell>
          <table:table-cell table:style-name="ce19" office:value-type="string" calcext:value-type="string">
            <text:p>Pal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table:style-name="ce19" office:value-type="string" calcext:value-type="string">
            <text:p>Jordan</text:p>
          </table:table-cell>
          <table:table-cell table:style-name="ce19" office:value-type="string" calcext:value-type="string">
            <text:p>Peta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hipp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c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3" calcext:value-type="float">
            <text:p>463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idev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style-name="ce19" office:value-type="string" calcext:value-type="string">
            <text:p>Tatafu</text:p>
          </table:table-cell>
          <table:table-cell table:style-name="ce19" office:value-type="string" calcext:value-type="string">
            <text:p>Polota-N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eck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table:style-name="ce19" office:value-type="string" calcext:value-type="string">
            <text:p>Joe</text:p>
          </table:table-cell>
          <table:table-cell table:style-name="ce19" office:value-type="string" calcext:value-type="string">
            <text:p>Roff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ail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am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harp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immo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kelt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3" calcext:value-type="float">
            <text:p>47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lip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table:style-name="ce19" office:value-type="string" calcext:value-type="string">
            <text:p>George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p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ua<text:span text:style-name="T1">'</text:span>ali<text:span text:style-name="T1">'</text:span>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table:style-name="ce19" office:value-type="string" calcext:value-type="string">
            <text:p>Joseph</text:p>
          </table:table-cell>
          <table:table-cell table:style-name="ce19" office:value-type="string" calcext:value-type="string">
            <text:p>Tom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ce16" table:number-columns-repeated="16122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To<text:span text:style-name="T1">'</text:span>omu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u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9" office:value-type="string" calcext:value-type="string">
            <text:p>Taniela</text:p>
          </table:table-cell>
          <table:table-cell table:style-name="ce19" office:value-type="string" calcext:value-type="string">
            <text:p>Tupo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table:style-name="ce19" office:value-type="string" calcext:value-type="string">
            <text:p>Lote</text:p>
          </table:table-cell>
          <table:table-cell table:style-name="ce19" office:value-type="string" calcext:value-type="string">
            <text:p>Tuqir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Valeti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office:value-type="string" calcext:value-type="string">
            <text:p>Dan </text:p>
          </table:table-cell>
          <table:table-cell office:value-type="string" calcext:value-type="string">
            <text:p>Vicker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85" calcext:value-type="float">
            <text:p>48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486" calcext:value-type="float">
            <text:p>48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right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style-name="ce15" table:number-columns-repeated="4"/>
          <table:table-cell table:style-name="ce16" office:value-type="string" calcext:value-type="string">
            <text:p>png</text:p>
          </table:table-cell>
          <table:table-cell table:style-name="ce15"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16" office:value-type="string" calcext:value-type="string">
            <text:p>Willem</text:p>
          </table:table-cell>
          <table:table-cell table:style-name="ce16" office:value-type="string" calcext:value-type="string">
            <text:p>Albert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table:style-name="ce16" office:value-type="string" calcext:value-type="string">
            <text:p>Lukhanyo</text:p>
          </table:table-cell>
          <table:table-cell table:style-name="ce16" office:value-type="string" calcext:value-type="string">
            <text:p>Am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Andrew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16" office:value-type="string" calcext:value-type="string">
            <text:p>Kurt-Lee</text:p>
          </table:table-cell>
          <table:table-cell table:style-name="ce16" office:value-type="string" calcext:value-type="string">
            <text:p>Arend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table:style-name="ce16" office:value-type="string" calcext:value-type="string">
            <text:p>Bakkies</text:p>
          </table:table-cell>
          <table:table-cell table:style-name="ce16" office:value-type="string" calcext:value-type="string">
            <text:p>Both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16" office:value-type="string" calcext:value-type="string">
            <text:p>Schalk</text:p>
          </table:table-cell>
          <table:table-cell table:style-name="ce16" office:value-type="string" calcext:value-type="string">
            <text:p>Bur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De Alle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16" office:value-type="string" calcext:value-type="string">
            <text:p>Lood</text:p>
          </table:table-cell>
          <table:table-cell table:style-name="ce16" office:value-type="string" calcext:value-type="string">
            <text:p>De Ja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16" office:value-type="string" calcext:value-type="string">
            <text:p>Faf</text:p>
          </table:table-cell>
          <table:table-cell table:style-name="ce16" office:value-type="string" calcext:value-type="string">
            <text:p>De Kl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table:style-name="ce16" office:value-type="string" calcext:value-type="string">
            <text:p>Jean</text:p>
          </table:table-cell>
          <table:table-cell table:style-name="ce16" office:value-type="string" calcext:value-type="string">
            <text:p>De Villier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16" office:value-type="string" calcext:value-type="string">
            <text:p>Bismarck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16" office:value-type="string" calcext:value-type="string">
            <text:p>Jannie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16" office:value-type="string" calcext:value-type="string">
            <text:p>Fourie</text:p>
          </table:table-cell>
          <table:table-cell table:style-name="ce16" office:value-type="string" calcext:value-type="string">
            <text:p>Du Preez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Du Rand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table:style-name="ce16" office:value-type="string" calcext:value-type="string">
            <text:p>Pieter-Steph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Ester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table:style-name="ce16" office:value-type="string" calcext:value-type="string">
            <text:p>Eben</text:p>
          </table:table-cell>
          <table:table-cell table:style-name="ce16" office:value-type="string" calcext:value-type="string">
            <text:p>Etzebet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16" office:value-type="string" calcext:value-type="string">
            <text:p>Aphelele</text:p>
          </table:table-cell>
          <table:table-cell table:style-name="ce16" office:value-type="string" calcext:value-type="string">
            <text:p>Fas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16" office:value-type="string" calcext:value-type="string">
            <text:p>Sacha</text:p>
          </table:table-cell>
          <table:table-cell table:style-name="ce16" office:value-type="string" calcext:value-type="string">
            <text:p>Feinberg-Mngomezulu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table:style-name="ce16" office:value-type="string" calcext:value-type="string">
            <text:p>Jaque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Haban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table:style-name="ce16" office:value-type="string" calcext:value-type="string">
            <text:p>Jaden</text:p>
          </table:table-cell>
          <table:table-cell table:style-name="ce16" office:value-type="string" calcext:value-type="string">
            <text:p>Hendrik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16" office:value-type="string" calcext:value-type="string">
            <text:p>Butch</text:p>
          </table:table-cell>
          <table:table-cell table:style-name="ce16" office:value-type="string" calcext:value-type="string">
            <text:p>Jam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16" office:value-type="string" calcext:value-type="string">
            <text:p>Elton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Joub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16" office:value-type="string" calcext:value-type="string">
            <text:p>Zane</text:p>
          </table:table-cell>
          <table:table-cell table:style-name="ce16" office:value-type="string" calcext:value-type="string">
            <text:p>Kirchn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table:style-name="ce16" office:value-type="string" calcext:value-type="string">
            <text:p>Steven</text:p>
          </table:table-cell>
          <table:table-cell table:style-name="ce16" office:value-type="string" calcext:value-type="string">
            <text:p>Kitshoff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table:style-name="ce16" office:value-type="string" calcext:value-type="string">
            <text:p>Vincent</text:p>
          </table:table-cell>
          <table:table-cell table:style-name="ce16" office:value-type="string" calcext:value-type="string">
            <text:p>Koc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16" office:value-type="string" calcext:value-type="string">
            <text:p>Cheslin</text:p>
          </table:table-cell>
          <table:table-cell table:style-name="ce16" office:value-type="string" calcext:value-type="string">
            <text:p>Kol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table:style-name="ce16" office:value-type="string" calcext:value-type="string">
            <text:p>Siya</text:p>
          </table:table-cell>
          <table:table-cell table:style-name="ce16" office:value-type="string" calcext:value-type="string">
            <text:p>Koli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16" office:value-type="string" calcext:value-type="string">
            <text:p>Jesse</text:p>
          </table:table-cell>
          <table:table-cell table:style-name="ce16" office:value-type="string" calcext:value-type="string">
            <text:p>Kriel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table:style-name="ce16" office:value-type="string" calcext:value-type="string">
            <text:p>Ruben</text:p>
          </table:table-cell>
          <table:table-cell table:style-name="ce16" office:value-type="string" calcext:value-type="string">
            <text:p>Kru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16" office:value-type="string" calcext:value-type="string">
            <text:p>Pat</text:p>
          </table:table-cell>
          <table:table-cell table:style-name="ce16" office:value-type="string" calcext:value-type="string">
            <text:p>Lamb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16" office:value-type="string" calcext:value-type="string">
            <text:p>Wi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2"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table:style-name="ce16" office:value-type="string" calcext:value-type="string">
            <text:p>Manie</text:p>
          </table:table-cell>
          <table:table-cell table:style-name="ce16" office:value-type="string" calcext:value-type="string">
            <text:p>Libboc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L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table:style-name="ce16" office:value-type="string" calcext:value-type="string">
            <text:p>Frans</text:p>
          </table:table-cell>
          <table:table-cell table:style-name="ce16" office:value-type="string" calcext:value-type="string">
            <text:p>Malher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16" office:value-type="string" calcext:value-type="string">
            <text:p>Makazole</text:p>
          </table:table-cell>
          <table:table-cell table:style-name="ce16" office:value-type="string" calcext:value-type="string">
            <text:p>Mapimp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Matfiel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39" calcext:value-type="float">
            <text:p>639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Mar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0" calcext:value-type="float">
            <text:p>640</text:p>
          </table:table-cell>
          <table:table-cell table:style-name="ce16" office:value-type="string" calcext:value-type="string">
            <text:p>Bongi</text:p>
          </table:table-cell>
          <table:table-cell table:style-name="ce16" office:value-type="string" calcext:value-type="string">
            <text:p>Mbonamb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1" calcext:value-type="float">
            <text:p>641</text:p>
          </table:table-cell>
          <table:table-cell table:style-name="ce16" office:value-type="string" calcext:value-type="string">
            <text:p>Percy</text:p>
          </table:table-cell>
          <table:table-cell table:style-name="ce16" office:value-type="string" calcext:value-type="string">
            <text:p>Montgomer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2" calcext:value-type="float">
            <text:p>642</text:p>
          </table:table-cell>
          <table:table-cell table:style-name="ce16" office:value-type="string" calcext:value-type="string">
            <text:p>Canan</text:p>
          </table:table-cell>
          <table:table-cell table:style-name="ce16" office:value-type="string" calcext:value-type="string">
            <text:p>Moodi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3" calcext:value-type="float">
            <text:p>643</text:p>
          </table:table-cell>
          <table:table-cell table:style-name="ce16" office:value-type="string" calcext:value-type="string">
            <text:p>Franco</text:p>
          </table:table-cell>
          <table:table-cell table:style-name="ce16" office:value-type="string" calcext:value-type="string">
            <text:p>Moster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4" calcext:value-type="float">
            <text:p>644</text:p>
          </table:table-cell>
          <table:table-cell table:style-name="ce16" office:value-type="string" calcext:value-type="string">
            <text:p>Tendai</text:p>
          </table:table-cell>
          <table:table-cell table:style-name="ce16" office:value-type="string" calcext:value-type="string">
            <text:p>Mtawarira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5" calcext:value-type="float">
            <text:p>645</text:p>
          </table:table-cell>
          <table:table-cell table:style-name="ce16" office:value-type="string" calcext:value-type="string">
            <text:p>Ox</text:p>
          </table:table-cell>
          <table:table-cell table:style-name="ce16" office:value-type="string" calcext:value-type="string">
            <text:p>Nch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6" calcext:value-type="float">
            <text:p>646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Nyakan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7" calcext:value-type="float">
            <text:p>647</text:p>
          </table:table-cell>
          <table:table-cell table:style-name="ce16" office:value-type="string" calcext:value-type="string">
            <text:p>Coenie</text:p>
          </table:table-cell>
          <table:table-cell table:style-name="ce16" office:value-type="string" calcext:value-type="string">
            <text:p>Oo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8" calcext:value-type="float">
            <text:p>648</text:p>
          </table:table-cell>
          <table:table-cell table:style-name="ce16" office:value-type="string" calcext:value-type="string">
            <text:p>Breyton</text:p>
          </table:table-cell>
          <table:table-cell table:style-name="ce16" office:value-type="string" calcext:value-type="string">
            <text:p>Paul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49" calcext:value-type="float">
            <text:p>649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0" calcext:value-type="float">
            <text:p>650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1" calcext:value-type="float">
            <text:p>651</text:p>
          </table:table-cell>
          <table:table-cell table:style-name="ce16" office:value-type="string" calcext:value-type="string">
            <text:p>JP</text:p>
          </table:table-cell>
          <table:table-cell table:style-name="ce16" office:value-type="string" calcext:value-type="string">
            <text:p>Pieters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2" calcext:value-type="float">
            <text:p>652</text:p>
          </table:table-cell>
          <table:table-cell table:style-name="ce16" office:value-type="string" calcext:value-type="string">
            <text:p>Handre</text:p>
          </table:table-cell>
          <table:table-cell table:style-name="ce16" office:value-type="string" calcext:value-type="string">
            <text:p>Pollar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3" calcext:value-type="float">
            <text:p>653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Pretoriu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4" calcext:value-type="float">
            <text:p>654</text:p>
          </table:table-cell>
          <table:table-cell table:style-name="ce16" office:value-type="string" calcext:value-type="string">
            <text:p>Cobus</text:p>
          </table:table-cell>
          <table:table-cell table:style-name="ce16" office:value-type="string" calcext:value-type="string">
            <text:p>Reinac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9" calcext:value-type="float">
            <text:p>79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5" calcext:value-type="float">
            <text:p>655</text:p>
          </table:table-cell>
          <table:table-cell table:style-name="ce16" office:value-type="string" calcext:value-type="string">
            <text:p>Pieter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6" calcext:value-type="float">
            <text:p>656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Serfontei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7" calcext:value-type="float">
            <text:p>657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Skinsta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8" calcext:value-type="float">
            <text:p>658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Smi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59" calcext:value-type="float">
            <text:p>659</text:p>
          </table:table-cell>
          <table:table-cell table:style-name="ce16" office:value-type="string" calcext:value-type="string">
            <text:p>Kwagga</text:p>
          </table:table-cell>
          <table:table-cell table:style-name="ce16" office:value-type="string" calcext:value-type="string">
            <text:p>Smit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0" calcext:value-type="float">
            <text:p>660</text:p>
          </table:table-cell>
          <table:table-cell table:style-name="ce16" office:value-type="string" calcext:value-type="string">
            <text:p>RG</text:p>
          </table:table-cell>
          <table:table-cell table:style-name="ce16" office:value-type="string" calcext:value-type="string">
            <text:p>Snyma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1" calcext:value-type="float">
            <text:p>661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pie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2" calcext:value-type="float">
            <text:p>662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3" calcext:value-type="float">
            <text:p>663</text:p>
          </table:table-cell>
          <table:table-cell table:style-name="ce16" office:value-type="string" calcext:value-type="string">
            <text:p>Morne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4" calcext:value-type="float">
            <text:p>664</text:p>
          </table:table-cell>
          <table:table-cell table:style-name="ce16" office:value-type="string" calcext:value-type="string">
            <text:p>Joel</text:p>
          </table:table-cell>
          <table:table-cell table:style-name="ce16" office:value-type="string" calcext:value-type="string">
            <text:p>Stransk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5" calcext:value-type="float">
            <text:p>665</text:p>
          </table:table-cell>
          <table:table-cell table:style-name="ce16" office:value-type="string" calcext:value-type="string">
            <text:p>Adriaan</text:p>
          </table:table-cell>
          <table:table-cell table:style-name="ce16" office:value-type="string" calcext:value-type="string">
            <text:p>Straus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6" calcext:value-type="float">
            <text:p>666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Teichman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7" calcext:value-type="float">
            <text:p>667</text:p>
          </table:table-cell>
          <table:table-cell table:style-name="ce16" office:value-type="string" calcext:value-type="string">
            <text:p>Albert</text:p>
          </table:table-cell>
          <table:table-cell table:style-name="ce16" office:value-type="string" calcext:value-type="string">
            <text:p>Van Den Berg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8" calcext:value-type="float">
            <text:p>668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Van Der Lind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69" calcext:value-type="float">
            <text:p>669</text:p>
          </table:table-cell>
          <table:table-cell table:style-name="ce16" office:value-type="string" calcext:value-type="string">
            <text:p>Joost</text:p>
          </table:table-cell>
          <table:table-cell table:style-name="ce16" office:value-type="string" calcext:value-type="string">
            <text:p>Van Der We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0" calcext:value-type="float">
            <text:p>67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Van Niekerk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1" calcext:value-type="float">
            <text:p>671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Vente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2" calcext:value-type="float">
            <text:p>672</text:p>
          </table:table-cell>
          <table:table-cell table:style-name="ce16" office:value-type="string" calcext:value-type="string">
            <text:p>Duane</text:p>
          </table:table-cell>
          <table:table-cell table:style-name="ce16" office:value-type="string" calcext:value-type="string">
            <text:p>Vermeul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673" calcext:value-type="float">
            <text:p>673</text:p>
          </table:table-cell>
          <table:table-cell table:style-name="ce16" office:value-type="string" calcext:value-type="string">
            <text:p>Jasper</text:p>
          </table:table-cell>
          <table:table-cell table:style-name="ce16" office:value-type="string" calcext:value-type="string">
            <text:p>Wie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10" calcext:value-type="float">
            <text:p>1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4" calcext:value-type="float">
            <text:p>674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Willem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5" calcext:value-type="float">
            <text:p>675</text:p>
          </table:table-cell>
          <table:table-cell table:style-name="ce16" office:value-type="string" calcext:value-type="string">
            <text:p>Cheste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676" calcext:value-type="float">
            <text:p>676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0" calcext:value-type="float">
            <text:p>800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Armstron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1" calcext:value-type="float">
            <text:p>801</text:p>
          </table:table-cell>
          <table:table-cell table:style-name="ce16" office:value-type="string" calcext:value-type="string">
            <text:p>Ewan</text:p>
          </table:table-cell>
          <table:table-cell table:style-name="ce16" office:value-type="string" calcext:value-type="string">
            <text:p>Ash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2" calcext:value-type="float">
            <text:p>80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Barcl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3" calcext:value-type="float">
            <text:p>803</text:p>
          </table:table-cell>
          <table:table-cell table:style-name="ce16" office:value-type="string" calcext:value-type="string">
            <text:p>Johnnie</text:p>
          </table:table-cell>
          <table:table-cell table:style-name="ce16" office:value-type="string" calcext:value-type="string">
            <text:p>Beat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4" calcext:value-type="float">
            <text:p>80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la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5" calcext:value-type="float">
            <text:p>805</text:p>
          </table:table-cell>
          <table:table-cell table:style-name="ce16" office:value-type="string" calcext:value-type="string">
            <text:p>Frase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6" calcext:value-type="float">
            <text:p>806</text:p>
          </table:table-cell>
          <table:table-cell table:style-name="ce16" office:value-type="string" calcext:value-type="string">
            <text:p>Kelly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7" calcext:value-type="float">
            <text:p>807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Bullo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8" calcext:value-type="float">
            <text:p>80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Burn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09" calcext:value-type="float">
            <text:p>809</text:p>
          </table:table-cell>
          <table:table-cell table:style-name="ce16" office:value-type="string" calcext:value-type="string">
            <text:p>Craig</text:p>
          </table:table-cell>
          <table:table-cell table:style-name="ce16" office:value-type="string" calcext:value-type="string">
            <text:p>Chalmer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0" calcext:value-type="float">
            <text:p>81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Cusit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1" calcext:value-type="float">
            <text:p>81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Darg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2" calcext:value-type="float">
            <text:p>81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3" calcext:value-type="float">
            <text:p>813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Dick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4" calcext:value-type="float">
            <text:p>81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5" calcext:value-type="float">
            <text:p>815</text:p>
          </table:table-cell>
          <table:table-cell table:style-name="ce16" office:value-type="string" calcext:value-type="string">
            <text:p>Zander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6" calcext:value-type="float">
            <text:p>816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7" calcext:value-type="float">
            <text:p>817</text:p>
          </table:table-cell>
          <table:table-cell table:style-name="ce16" office:value-type="string" calcext:value-type="string">
            <text:p>Darcy</text:p>
          </table:table-cell>
          <table:table-cell table:style-name="ce16" office:value-type="string" calcext:value-type="string">
            <text:p>Graham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8" calcext:value-type="float">
            <text:p>818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19" calcext:value-type="float">
            <text:p>819</text:p>
          </table:table-cell>
          <table:table-cell table:style-name="ce16" office:value-type="string" calcext:value-type="string">
            <text:p>Richie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0" calcext:value-type="float">
            <text:p>82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Grim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1" calcext:value-type="float">
            <text:p>821</text:p>
          </table:table-cell>
          <table:table-cell table:style-name="ce16" office:value-type="string" calcext:value-type="string">
            <text:p>Dougi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2" calcext:value-type="float">
            <text:p>822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3" calcext:value-type="float">
            <text:p>823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4" calcext:value-type="float">
            <text:p>824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5" calcext:value-type="float">
            <text:p>825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H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6" calcext:value-type="float">
            <text:p>826</text:p>
          </table:table-cell>
          <table:table-cell table:style-name="ce16" office:value-type="string" calcext:value-type="string">
            <text:p>Nathan</text:p>
          </table:table-cell>
          <table:table-cell table:style-name="ce16" office:value-type="string" calcext:value-type="string">
            <text:p>Hi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7" calcext:value-type="float">
            <text:p>827</text:p>
          </table:table-cell>
          <table:table-cell table:style-name="ce16" office:value-type="string" calcext:value-type="string">
            <text:p>Ally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8" calcext:value-type="float">
            <text:p>828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29" calcext:value-type="float">
            <text:p>829</text:p>
          </table:table-cell>
          <table:table-cell table:style-name="ce16" office:value-type="string" calcext:value-type="string">
            <text:p>Allan</text:p>
          </table:table-cell>
          <table:table-cell table:style-name="ce16" office:value-type="string" calcext:value-type="string">
            <text:p>Jacobse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0" calcext:value-type="float">
            <text:p>830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1" calcext:value-type="float">
            <text:p>83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Jord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2" calcext:value-type="float">
            <text:p>832</text:p>
          </table:table-cell>
          <table:table-cell table:style-name="ce16" office:value-type="string" calcext:value-type="string">
            <text:p>Alastair</text:p>
          </table:table-cell>
          <table:table-cell table:style-name="ce16" office:value-type="string" calcext:value-type="string">
            <text:p>Kellock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3" calcext:value-type="float">
            <text:p>833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Kinghor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4" calcext:value-type="float">
            <text:p>834</text:p>
          </table:table-cell>
          <table:table-cell table:style-name="ce16" office:value-type="string" calcext:value-type="string">
            <text:p>Greig</text:p>
          </table:table-cell>
          <table:table-cell table:style-name="ce16" office:value-type="string" calcext:value-type="string">
            <text:p>Laidlaw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5" calcext:value-type="float">
            <text:p>83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6" calcext:value-type="float">
            <text:p>83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7" calcext:value-type="float">
            <text:p>837</text:p>
          </table:table-cell>
          <table:table-cell table:style-name="ce16" office:value-type="string" calcext:value-type="string">
            <text:p>Kenny</text:p>
          </table:table-cell>
          <table:table-cell table:style-name="ce16" office:value-type="string" calcext:value-type="string">
            <text:p>Log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8" calcext:value-type="float">
            <text:p>838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Mait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39" calcext:value-type="float">
            <text:p>839</text:p>
          </table:table-cell>
          <table:table-cell table:style-name="ce16" office:value-type="string" calcext:value-type="string">
            <text:p>Glenn</text:p>
          </table:table-cell>
          <table:table-cell table:style-name="ce16" office:value-type="string" calcext:value-type="string">
            <text:p>Metcalf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0" calcext:value-type="float">
            <text:p>840</text:p>
          </table:table-cell>
          <table:table-cell table:style-name="ce16" office:value-type="string" calcext:value-type="string">
            <text:p>Graeme</text:p>
          </table:table-cell>
          <table:table-cell table:style-name="ce16" office:value-type="string" calcext:value-type="string">
            <text:p>Mo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1" calcext:value-type="float">
            <text:p>841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2" calcext:value-type="float">
            <text:p>842</text:p>
          </table:table-cell>
          <table:table-cell table:style-name="ce16" office:value-type="string" calcext:value-type="string">
            <text:p>WP</text:p>
          </table:table-cell>
          <table:table-cell table:style-name="ce16" office:value-type="string" calcext:value-type="string">
            <text:p>N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3" calcext:value-type="float">
            <text:p>8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Park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4" calcext:value-type="float">
            <text:p>84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at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5" calcext:value-type="float">
            <text:p>845</text:p>
          </table:table-cell>
          <table:table-cell table:style-name="ce16" office:value-type="string" calcext:value-type="string">
            <text:p>Ali</text:p>
          </table:table-cell>
          <table:table-cell table:style-name="ce16" office:value-type="string" calcext:value-type="string">
            <text:p>Pric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6" calcext:value-type="float">
            <text:p>846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Redpa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7" calcext:value-type="float">
            <text:p>847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itch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8" calcext:value-type="float">
            <text:p>848</text:p>
          </table:table-cell>
          <table:table-cell table:style-name="ce16" office:value-type="string" calcext:value-type="string">
            <text:p>Finn</text:p>
          </table:table-cell>
          <table:table-cell table:style-name="ce16" office:value-type="string" calcext:value-type="string">
            <text:p>Russ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49" calcext:value-type="float">
            <text:p>849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choe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0" calcext:value-type="float">
            <text:p>850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Seymou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1" calcext:value-type="float">
            <text:p>85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kin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2" calcext:value-type="float">
            <text:p>852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3" calcext:value-type="float">
            <text:p>85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Sol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4" calcext:value-type="float">
            <text:p>85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Southw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5" calcext:value-type="float">
            <text:p>855</text:p>
          </table:table-cell>
          <table:table-cell table:style-name="ce16" office:value-type="string" calcext:value-type="string">
            <text:p>Tony</text:p>
          </table:table-cell>
          <table:table-cell table:style-name="ce16" office:value-type="string" calcext:value-type="string">
            <text:p>Stang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6" calcext:value-type="float">
            <text:p>856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Strokos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7" calcext:value-type="float">
            <text:p>85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8" calcext:value-type="float">
            <text:p>858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Townse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59" calcext:value-type="float">
            <text:p>859</text:p>
          </table:table-cell>
          <table:table-cell table:style-name="ce16" office:value-type="string" calcext:value-type="string">
            <text:p>Sione</text:p>
          </table:table-cell>
          <table:table-cell table:style-name="ce16" office:value-type="string" calcext:value-type="string">
            <text:p>Tuipulotu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03" calcext:value-type="float">
            <text:p>103</text:p>
          </table:table-cell>
          <table:table-cell table:number-columns-repeated="2"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0" calcext:value-type="float">
            <text:p>860</text:p>
          </table:table-cell>
          <table:table-cell table:style-name="ce16" office:value-type="string" calcext:value-type="string">
            <text:p>Duhan</text:p>
          </table:table-cell>
          <table:table-cell table:style-name="ce16" office:value-type="string" calcext:value-type="string">
            <text:p>Van Der Mer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1" calcext:value-type="float">
            <text:p>861</text:p>
          </table:table-cell>
          <table:table-cell table:style-name="ce16" office:value-type="string" calcext:value-type="string">
            <text:p>Hamish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2" calcext:value-type="float">
            <text:p>862</text:p>
          </table:table-cell>
          <table:table-cell table:style-name="ce16" office:value-type="string" calcext:value-type="string">
            <text:p>Doddie</text:p>
          </table:table-cell>
          <table:table-cell table:style-name="ce16" office:value-type="string" calcext:value-type="string">
            <text:p>We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3" calcext:value-type="float">
            <text:p>863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4" calcext:value-type="float">
            <text:p>864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865" calcext:value-type="float">
            <text:p>865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0" calcext:value-type="float">
            <text:p>1000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Ad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1" calcext:value-type="float">
            <text:p>100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Anscomb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2" calcext:value-type="float">
            <text:p>100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Bear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3" calcext:value-type="float">
            <text:p>1003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4" calcext:value-type="float">
            <text:p>100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5" calcext:value-type="float">
            <text:p>100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Bigga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6" calcext:value-type="float">
            <text:p>1006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7" calcext:value-type="float">
            <text:p>1007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harter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8" calcext:value-type="float">
            <text:p>1008</text:p>
          </table:table-cell>
          <table:table-cell table:style-name="ce16" office:value-type="string" calcext:value-type="string">
            <text:p>Colin</text:p>
          </table:table-cell>
          <table:table-cell table:style-name="ce16" office:value-type="string" calcext:value-type="string">
            <text:p>Charv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09" calcext:value-type="float">
            <text:p>100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uthber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0" calcext:value-type="float">
            <text:p>1010</text:p>
          </table:table-cell>
          <table:table-cell table:style-name="ce16" office:value-type="string" calcext:value-type="string">
            <text:p>Bradley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1" calcext:value-type="float">
            <text:p>101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2" calcext:value-type="float">
            <text:p>1012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3" calcext:value-type="float">
            <text:p>1013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4" calcext:value-type="float">
            <text:p>1014</text:p>
          </table:table-cell>
          <table:table-cell table:style-name="ce16" office:value-type="string" calcext:value-type="string">
            <text:p>Rio</text:p>
          </table:table-cell>
          <table:table-cell table:style-name="ce16" office:value-type="string" calcext:value-type="string">
            <text:p>Dy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5" calcext:value-type="float">
            <text:p>101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6" calcext:value-type="float">
            <text:p>1016</text:p>
          </table:table-cell>
          <table:table-cell table:style-name="ce16" office:value-type="string" calcext:value-type="string">
            <text:p>Ieuan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7" calcext:value-type="float">
            <text:p>1017</text:p>
          </table:table-cell>
          <table:table-cell table:style-name="ce16" office:value-type="string" calcext:value-type="string">
            <text:p>Taulupe</text:p>
          </table:table-cell>
          <table:table-cell table:style-name="ce16" office:value-type="string" calcext:value-type="string">
            <text:p>Faletau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8" calcext:value-type="float">
            <text:p>1018</text:p>
          </table:table-cell>
          <table:table-cell table:style-name="ce16" office:value-type="string" calcext:value-type="string">
            <text:p>Tomas</text:p>
          </table:table-cell>
          <table:table-cell table:style-name="ce16" office:value-type="string" calcext:value-type="string">
            <text:p>Franc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"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19" calcext:value-type="float">
            <text:p>101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Gibb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0" calcext:value-type="float">
            <text:p>1020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Goug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1" calcext:value-type="float">
            <text:p>1021</text:p>
          </table:table-cell>
          <table:table-cell table:style-name="ce16" office:value-type="string" calcext:value-type="string">
            <text:p>Leigh</text:p>
          </table:table-cell>
          <table:table-cell table:style-name="ce16" office:value-type="string" calcext:value-type="string">
            <text:p>Halfpenn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2" calcext:value-type="float">
            <text:p>102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3" calcext:value-type="float">
            <text:p>1023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ens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4" calcext:value-type="float">
            <text:p>1024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ook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5" calcext:value-type="float">
            <text:p>1025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owle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6" calcext:value-type="float">
            <text:p>1026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7" calcext:value-type="float">
            <text:p>1027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8" calcext:value-type="float">
            <text:p>102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29" calcext:value-type="float">
            <text:p>1029</text:p>
          </table:table-cell>
          <table:table-cell table:style-name="ce16" office:value-type="string" calcext:value-type="string">
            <text:p>Gar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0" calcext:value-type="float">
            <text:p>1030</text:p>
          </table:table-cell>
          <table:table-cell table:style-name="ce16" office:value-type="string" calcext:value-type="string">
            <text:p>Geth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1" calcext:value-type="float">
            <text:p>1031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2" calcext:value-type="float">
            <text:p>1032</text:p>
          </table:table-cell>
          <table:table-cell table:style-name="ce16" office:value-type="string" calcext:value-type="string">
            <text:p>Barry</text:p>
          </table:table-cell>
          <table:table-cell table:style-name="ce16" office:value-type="string" calcext:value-type="string">
            <text:p>Joh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3" calcext:value-type="float">
            <text:p>1033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4" calcext:value-type="float">
            <text:p>1034</text:p>
          </table:table-cell>
          <table:table-cell table:style-name="ce16" office:value-type="string" calcext:value-type="string">
            <text:p>Alun 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5" calcext:value-type="float">
            <text:p>1035</text:p>
          </table:table-cell>
          <table:table-cell table:style-name="ce16" office:value-type="string" calcext:value-type="string">
            <text:p>Dunc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6" calcext:value-type="float">
            <text:p>1036</text:p>
          </table:table-cell>
          <table:table-cell table:style-name="ce16" office:value-type="string" calcext:value-type="string">
            <text:p>Robert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7" calcext:value-type="float">
            <text:p>1037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8" calcext:value-type="float">
            <text:p>1038</text:p>
          </table:table-cell>
          <table:table-cell table:style-name="ce16" office:value-type="string" calcext:value-type="string">
            <text:p>Stephe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39" calcext:value-type="float">
            <text:p>1039</text:p>
          </table:table-cell>
          <table:table-cell table:style-name="ce16" office:value-type="string" calcext:value-type="string">
            <text:p>Dewi</text:p>
          </table:table-cell>
          <table:table-cell table:style-name="ce16" office:value-type="string" calcext:value-type="string">
            <text:p>Lak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0" calcext:value-type="float">
            <text:p>1040</text:p>
          </table:table-cell>
          <table:table-cell table:style-name="ce16" office:value-type="string" calcext:value-type="string">
            <text:p>Dillon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1" calcext:value-type="float">
            <text:p>1041</text:p>
          </table:table-cell>
          <table:table-cell table:style-name="ce16" office:value-type="string" calcext:value-type="string">
            <text:p>Emyr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2" calcext:value-type="float">
            <text:p>1042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3" calcext:value-type="float">
            <text:p>10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ydiat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4" calcext:value-type="float">
            <text:p>1044</text:p>
          </table:table-cell>
          <table:table-cell table:style-name="ce16" office:value-type="string" calcext:value-type="string">
            <text:p>Jac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5" calcext:value-type="float">
            <text:p>1045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6" calcext:value-type="float">
            <text:p>1046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Nor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7" calcext:value-type="float">
            <text:p>1047</text:p>
          </table:table-cell>
          <table:table-cell table:style-name="ce16" office:value-type="string" calcext:value-type="string">
            <text:p>Ken</text:p>
          </table:table-cell>
          <table:table-cell table:style-name="ce16" office:value-type="string" calcext:value-type="string">
            <text:p>Owe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8" calcext:value-type="float">
            <text:p>1048</text:p>
          </table:table-cell>
          <table:table-cell table:style-name="ce16" office:value-type="string" calcext:value-type="string">
            <text:p>Dwayne</text:p>
          </table:table-cell>
          <table:table-cell table:style-name="ce16" office:value-type="string" calcext:value-type="string">
            <text:p>Pee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49" calcext:value-type="float">
            <text:p>104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Phillip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0" calcext:value-type="float">
            <text:p>1050</text:p>
          </table:table-cell>
          <table:table-cell table:style-name="ce16" office:value-type="string" calcext:value-type="string">
            <text:p>Alix</text:p>
          </table:table-cell>
          <table:table-cell table:style-name="ce16" office:value-type="string" calcext:value-type="string">
            <text:p>Popham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1" calcext:value-type="float">
            <text:p>1051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Priestlan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2" calcext:value-type="float">
            <text:p>1052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Quinn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3" calcext:value-type="float">
            <text:p>1053</text:p>
          </table:table-cell>
          <table:table-cell table:style-name="ce16" office:value-type="string" calcext:value-type="string">
            <text:p>Matthew</text:p>
          </table:table-cell>
          <table:table-cell table:style-name="ce16" office:value-type="string" calcext:value-type="string">
            <text:p>Re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4" calcext:value-type="float">
            <text:p>1054</text:p>
          </table:table-cell>
          <table:table-cell table:style-name="ce16" office:value-type="string" calcext:value-type="string">
            <text:p>Louis</text:p>
          </table:table-cell>
          <table:table-cell table:style-name="ce16" office:value-type="string" calcext:value-type="string">
            <text:p>Rees-Zammi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5" calcext:value-type="float">
            <text:p>1055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obert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6" calcext:value-type="float">
            <text:p>105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hankl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7" calcext:value-type="float">
            <text:p>1057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8" calcext:value-type="float">
            <text:p>1058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59" calcext:value-type="float">
            <text:p>105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0" calcext:value-type="float">
            <text:p>1060</text:p>
          </table:table-cell>
          <table:table-cell table:style-name="ce16" office:value-type="string" calcext:value-type="string">
            <text:p>Justin</text:p>
          </table:table-cell>
          <table:table-cell table:style-name="ce16" office:value-type="string" calcext:value-type="string">
            <text:p>Tipuric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1" calcext:value-type="float">
            <text:p>106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omp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2" calcext:value-type="float">
            <text:p>1062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Wainwrigh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3" calcext:value-type="float">
            <text:p>106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Warburt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4" calcext:value-type="float">
            <text:p>1064</text:p>
          </table:table-cell>
          <table:table-cell table:style-name="ce16" office:value-type="string" calcext:value-type="string">
            <text:p>JP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5" calcext:value-type="float">
            <text:p>1065</text:p>
          </table:table-cell>
          <table:table-cell table:style-name="ce16" office:value-type="string" calcext:value-type="string">
            <text:p>Liam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6" calcext:value-type="float">
            <text:p>1066</text:p>
          </table:table-cell>
          <table:table-cell table:style-name="ce16" office:value-type="string" calcext:value-type="string">
            <text:p>Martyn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7" calcext:value-type="float">
            <text:p>1067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8" calcext:value-type="float">
            <text:p>1068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69" calcext:value-type="float">
            <text:p>1069</text:p>
          </table:table-cell>
          <table:table-cell table:style-name="ce16" office:value-type="string" calcext:value-type="string">
            <text:p>Tomo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70" calcext:value-type="float">
            <text:p>107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Wya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071" calcext:value-type="float">
            <text:p>1071</text:p>
          </table:table-cell>
          <table:table-cell table:style-name="ce16" office:value-type="string" calcext:value-type="string">
            <text:p>Dai</text:p>
          </table:table-cell>
          <table:table-cell table:style-name="ce16" office:value-type="string" calcext:value-type="string">
            <text:p>Young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0" calcext:value-type="float">
            <text:p>1200</text:p>
          </table:table-cell>
          <table:table-cell table:style-name="ce16" office:value-type="string" calcext:value-type="string">
            <text:p>Bundee</text:p>
          </table:table-cell>
          <table:table-cell table:style-name="ce16" office:value-type="string" calcext:value-type="string">
            <text:p>Aki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1" calcext:value-type="float">
            <text:p>1201</text:p>
          </table:table-cell>
          <table:table-cell table:style-name="ce16" office:value-type="string" calcext:value-type="string">
            <text:p>Finlay</text:p>
          </table:table-cell>
          <table:table-cell table:style-name="ce16" office:value-type="string" calcext:value-type="string">
            <text:p>Bealham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2" calcext:value-type="float">
            <text:p>1202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Bei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3" calcext:value-type="float">
            <text:p>1203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Be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4" calcext:value-type="float">
            <text:p>1204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B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5" calcext:value-type="float">
            <text:p>1205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Bren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6" calcext:value-type="float">
            <text:p>1206</text:p>
          </table:table-cell>
          <table:table-cell table:style-name="ce16" office:value-type="string" calcext:value-type="string">
            <text:p>Joey</text:p>
          </table:table-cell>
          <table:table-cell table:style-name="ce16" office:value-type="string" calcext:value-type="string">
            <text:p>Carb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7" calcext:value-type="float">
            <text:p>1207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Clohess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42" calcext:value-type="float">
            <text:p>42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8" calcext:value-type="float">
            <text:p>120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o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09" calcext:value-type="float">
            <text:p>1209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Conw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0" calcext:value-type="float">
            <text:p>1210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Cron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1" calcext:value-type="float">
            <text:p>1211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ro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2" calcext:value-type="float">
            <text:p>1212</text:p>
          </table:table-cell>
          <table:table-cell table:style-name="ce16" office:value-type="string" calcext:value-type="string">
            <text:p>Leo</text:p>
          </table:table-cell>
          <table:table-cell table:style-name="ce16" office:value-type="string" calcext:value-type="string">
            <text:p>Cull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3" calcext:value-type="float">
            <text:p>1213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D<text:span text:style-name="T1">'</text:span>Arc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4" calcext:value-type="float">
            <text:p>1214</text:p>
          </table:table-cell>
          <table:table-cell table:style-name="ce16" office:value-type="string" calcext:value-type="string">
            <text:p>Girvan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5" calcext:value-type="float">
            <text:p>1215</text:p>
          </table:table-cell>
          <table:table-cell table:style-name="ce16" office:value-type="string" calcext:value-type="string">
            <text:p>Caelan</text:p>
          </table:table-cell>
          <table:table-cell table:style-name="ce16" office:value-type="string" calcext:value-type="string">
            <text:p>Dori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6" calcext:value-type="float">
            <text:p>1216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Earl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7" calcext:value-type="float">
            <text:p>121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Easterb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8" calcext:value-type="float">
            <text:p>1218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El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19" calcext:value-type="float">
            <text:p>1219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Furlo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0" calcext:value-type="float">
            <text:p>1220</text:p>
          </table:table-cell>
          <table:table-cell table:style-name="ce16" office:value-type="string" calcext:value-type="string">
            <text:p>Jamison</text:p>
          </table:table-cell>
          <table:table-cell table:style-name="ce16" office:value-type="string" calcext:value-type="string">
            <text:p>Gibson-Park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1" calcext:value-type="float">
            <text:p>1221</text:p>
          </table:table-cell>
          <table:table-cell table:style-name="ce16" office:value-type="string" calcext:value-type="string">
            <text:p>Mack</text:p>
          </table:table-cell>
          <table:table-cell table:style-name="ce16" office:value-type="string" calcext:value-type="string">
            <text:p>Hans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2" calcext:value-type="float">
            <text:p>122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Haye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3" calcext:value-type="float">
            <text:p>1223</text:p>
          </table:table-cell>
          <table:table-cell table:style-name="ce16" office:value-type="string" calcext:value-type="string">
            <text:p>Cian</text:p>
          </table:table-cell>
          <table:table-cell table:style-name="ce16" office:value-type="string" calcext:value-type="string">
            <text:p>Hea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4" calcext:value-type="float">
            <text:p>1224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Heaslip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5" calcext:value-type="float">
            <text:p>1225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6" calcext:value-type="float">
            <text:p>1226</text:p>
          </table:table-cell>
          <table:table-cell table:style-name="ce16" office:value-type="string" calcext:value-type="string">
            <text:p>Robbie</text:p>
          </table:table-cell>
          <table:table-cell table:style-name="ce16" office:value-type="string" calcext:value-type="string">
            <text:p>Henshaw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7" calcext:value-type="float">
            <text:p>1227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erri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8" calcext:value-type="float">
            <text:p>1228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Hicki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29" calcext:value-type="float">
            <text:p>1229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Hor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0" calcext:value-type="float">
            <text:p>1230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Hor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1" calcext:value-type="float">
            <text:p>1231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2" calcext:value-type="float">
            <text:p>1232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John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3" calcext:value-type="float">
            <text:p>1233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Kear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3" calcext:value-type="float">
            <text:p>4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4" calcext:value-type="float">
            <text:p>123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Kee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5" calcext:value-type="float">
            <text:p>1235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Kelleh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6" calcext:value-type="float">
            <text:p>1236</text:p>
          </table:table-cell>
          <table:table-cell table:style-name="ce16" office:value-type="string" calcext:value-type="string">
            <text:p>Jordan</text:p>
          </table:table-cell>
          <table:table-cell table:style-name="ce16" office:value-type="string" calcext:value-type="string">
            <text:p>Larmou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7" calcext:value-type="float">
            <text:p>1237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Leam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8" calcext:value-type="float">
            <text:p>1238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L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39" calcext:value-type="float">
            <text:p>1239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agg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0" calcext:value-type="float">
            <text:p>124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1" calcext:value-type="float">
            <text:p>1241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2" calcext:value-type="float">
            <text:p>1242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Mull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3" calcext:value-type="float">
            <text:p>1243</text:p>
          </table:table-cell>
          <table:table-cell table:style-name="ce16" office:value-type="string" calcext:value-type="string">
            <text:p>Geordan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4" calcext:value-type="float">
            <text:p>1244</text:p>
          </table:table-cell>
          <table:table-cell table:style-name="ce16" office:value-type="string" calcext:value-type="string">
            <text:p>Cono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5" calcext:value-type="float">
            <text:p>1245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O<text:span text:style-name="T1">'</text:span>Bri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6" calcext:value-type="float">
            <text:p>1246</text:p>
          </table:table-cell>
          <table:table-cell table:style-name="ce16" office:value-type="string" calcext:value-type="string">
            <text:p>Donncha</text:p>
          </table:table-cell>
          <table:table-cell table:style-name="ce16" office:value-type="string" calcext:value-type="string">
            <text:p>O<text:span text:style-name="T1">'</text:span>Callag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7" calcext:value-type="float">
            <text:p>1247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O<text:span text:style-name="T1">'</text:span>Conn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8" calcext:value-type="float">
            <text:p>1248</text:p>
          </table:table-cell>
          <table:table-cell table:style-name="ce16" office:value-type="string" calcext:value-type="string">
            <text:p>Dion</text:p>
          </table:table-cell>
          <table:table-cell table:style-name="ce16" office:value-type="string" calcext:value-type="string">
            <text:p>O<text:span text:style-name="T1">'</text:span>Cuinneaga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49" calcext:value-type="float">
            <text:p>1249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O<text:span text:style-name="T1">'</text:span>Drisco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0" calcext:value-type="float">
            <text:p>1250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O<text:span text:style-name="T1">'</text:span>Gara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1" calcext:value-type="float">
            <text:p>1251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O<text:span text:style-name="T1">'</text:span>Kel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2" calcext:value-type="float">
            <text:p>1252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O<text:span text:style-name="T1">'</text:span>Mahon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3" calcext:value-type="float">
            <text:p>1253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Port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4" calcext:value-type="float">
            <text:p>1254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5" calcext:value-type="float">
            <text:p>1255</text:p>
          </table:table-cell>
          <table:table-cell table:style-name="ce16" office:value-type="string" calcext:value-type="string">
            <text:p>Eoin</text:p>
          </table:table-cell>
          <table:table-cell table:style-name="ce16" office:value-type="string" calcext:value-type="string">
            <text:p>Redd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6" calcext:value-type="float">
            <text:p>1256</text:p>
          </table:table-cell>
          <table:table-cell table:style-name="ce16" office:value-type="string" calcext:value-type="string">
            <text:p>Garry</text:p>
          </table:table-cell>
          <table:table-cell table:style-name="ce16" office:value-type="string" calcext:value-type="string">
            <text:p>Ringros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7" calcext:value-type="float">
            <text:p>1257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Ros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8" calcext:value-type="float">
            <text:p>1258</text:p>
          </table:table-cell>
          <table:table-cell table:style-name="ce16" office:value-type="string" calcext:value-type="string">
            <text:p>Donnacha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59" calcext:value-type="float">
            <text:p>1259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0" calcext:value-type="float">
            <text:p>1260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Sext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1" calcext:value-type="float">
            <text:p>1261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Shee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2" calcext:value-type="float">
            <text:p>1262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Stand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3" calcext:value-type="float">
            <text:p>1263</text:p>
          </table:table-cell>
          <table:table-cell table:style-name="ce16" office:value-type="string" calcext:value-type="string">
            <text:p>Jacob</text:p>
          </table:table-cell>
          <table:table-cell table:style-name="ce16" office:value-type="string" calcext:value-type="string">
            <text:p>Stockda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4" calcext:value-type="float">
            <text:p>1264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String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5" calcext:value-type="float">
            <text:p>1265</text:p>
          </table:table-cell>
          <table:table-cell table:style-name="ce16" office:value-type="string" calcext:value-type="string">
            <text:p>Devin</text:p>
          </table:table-cell>
          <table:table-cell table:style-name="ce16" office:value-type="string" calcext:value-type="string">
            <text:p>Ton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6" calcext:value-type="float">
            <text:p>1266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Trimb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7" calcext:value-type="float">
            <text:p>1267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Van Der Fli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268" calcext:value-type="float">
            <text:p>1268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269" calcext:value-type="float">
            <text:p>126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Zebo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Andre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6" office:value-type="string" calcext:value-type="string">
            <text:p>Del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6" office:value-type="string" calcext:value-type="string">
            <text:p>Steff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Arund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Asht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5" calcext:value-type="float">
            <text:p>140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Ba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6" calcext:value-type="float">
            <text:p>140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Bal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7" calcext:value-type="float">
            <text:p>1407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Bax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8" calcext:value-type="float">
            <text:p>140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Borthwi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09" calcext:value-type="float">
            <text:p>140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0" calcext:value-type="float">
            <text:p>1410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Burges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1" calcext:value-type="float">
            <text:p>1411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Ca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2" calcext:value-type="float">
            <text:p>1412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Carling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3" calcext:value-type="float">
            <text:p>1413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Ca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4" calcext:value-type="float">
            <text:p>1414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Chessu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5" calcext:value-type="float">
            <text:p>1415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oh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6" calcext:value-type="float">
            <text:p>1416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Co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7" calcext:value-type="float">
            <text:p>1417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ol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8" calcext:value-type="float">
            <text:p>1418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Co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19" calcext:value-type="float">
            <text:p>1419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owan-Dicki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0" calcext:value-type="float">
            <text:p>1420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Cuet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1" calcext:value-type="float">
            <text:p>1421</text:p>
          </table:table-cell>
          <table:table-cell table:style-name="ce16" office:value-type="string" calcext:value-type="string">
            <text:p>Chandler</text:p>
          </table:table-cell>
          <table:table-cell table:style-name="ce16" office:value-type="string" calcext:value-type="string">
            <text:p>Cunningham-Sou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2" calcext:value-type="float">
            <text:p>142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3" calcext:value-type="float">
            <text:p>1423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4" calcext:value-type="float">
            <text:p>1424</text:p>
          </table:table-cell>
          <table:table-cell table:style-name="ce16" office:value-type="string" calcext:value-type="string">
            <text:p>Lawrence</text:p>
          </table:table-cell>
          <table:table-cell table:style-name="ce16" office:value-type="string" calcext:value-type="string">
            <text:p>Dallagli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5" calcext:value-type="float">
            <text:p>1425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al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6" calcext:value-type="float">
            <text:p>1426</text:p>
          </table:table-cell>
          <table:table-cell table:style-name="ce16" office:value-type="string" calcext:value-type="string">
            <text:p>Theo</text:p>
          </table:table-cell>
          <table:table-cell table:style-name="ce16" office:value-type="string" calcext:value-type="string">
            <text:p>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7" calcext:value-type="float">
            <text:p>1427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Daw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8" calcext:value-type="float">
            <text:p>1428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De Glanvil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29" calcext:value-type="float">
            <text:p>142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Dombrand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0" calcext:value-type="float">
            <text:p>1430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Ear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1" calcext:value-type="float">
            <text:p>143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Eas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2" calcext:value-type="float">
            <text:p>1432</text:p>
          </table:table-cell>
          <table:table-cell table:style-name="ce16" office:value-type="string" calcext:value-type="string">
            <text:p>Owen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3" calcext:value-type="float">
            <text:p>1433</text:p>
          </table:table-cell>
          <table:table-cell table:style-name="ce16" office:value-type="string" calcext:value-type="string">
            <text:p>Afolabi</text:p>
          </table:table-cell>
          <table:table-cell table:style-name="ce16" office:value-type="string" calcext:value-type="string">
            <text:p>Fasogb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4" calcext:value-type="float">
            <text:p>1434</text:p>
          </table:table-cell>
          <table:table-cell table:style-name="ce16" office:value-type="string" calcext:value-type="string">
            <text:p>Immanuel</text:p>
          </table:table-cell>
          <table:table-cell table:style-name="ce16" office:value-type="string" calcext:value-type="string">
            <text:p>Feyi-Wabos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5" calcext:value-type="float">
            <text:p>1435</text:p>
          </table:table-cell>
          <table:table-cell table:style-name="ce19" office:value-type="string" calcext:value-type="string">
            <text:p>Toby</text:p>
          </table:table-cell>
          <table:table-cell table:style-name="ce19" office:value-type="string" calcext:value-type="string">
            <text:p>Fl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6" calcext:value-type="float">
            <text:p>143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Fod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7" calcext:value-type="float">
            <text:p>1437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8" calcext:value-type="float">
            <text:p>1438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Freem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39" calcext:value-type="float">
            <text:p>1439</text:p>
          </table:table-cell>
          <table:table-cell table:style-name="ce16" office:value-type="string" calcext:value-type="string">
            <text:p>Ellis</text:p>
          </table:table-cell>
          <table:table-cell table:style-name="ce16" office:value-type="string" calcext:value-type="string">
            <text:p>Gen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0" calcext:value-type="float">
            <text:p>1440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Geor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1" calcext:value-type="float">
            <text:p>1441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Green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2" calcext:value-type="float">
            <text:p>1442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Grewc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3" calcext:value-type="float">
            <text:p>1443</text:p>
          </table:table-cell>
          <table:table-cell table:style-name="ce16" office:value-type="string" calcext:value-type="string">
            <text:p>Jeremy</text:p>
          </table:table-cell>
          <table:table-cell table:style-name="ce16" office:value-type="string" calcext:value-type="string">
            <text:p>Gusco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4" calcext:value-type="float">
            <text:p>1444</text:p>
          </table:table-cell>
          <table:table-cell table:style-name="ce16" office:value-type="string" calcext:value-type="string">
            <text:p>Dylan</text:p>
          </table:table-cell>
          <table:table-cell table:style-name="ce16" office:value-type="string" calcext:value-type="string">
            <text:p>Hart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5" calcext:value-type="float">
            <text:p>1445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ask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3" calcext:value-type="float">
            <text:p>3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6" calcext:value-type="float">
            <text:p>1446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Hey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7" calcext:value-type="float">
            <text:p>1447</text:p>
          </table:table-cell>
          <table:table-cell table:style-name="ce16" office:value-type="string" calcext:value-type="string">
            <text:p>Richard</text:p>
          </table:table-cell>
          <table:table-cell table:style-name="ce16" office:value-type="string" calcext:value-type="string">
            <text:p>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8" calcext:value-type="float">
            <text:p>1448</text:p>
          </table:table-cell>
          <table:table-cell table:style-name="ce16" office:value-type="string" calcext:value-type="string">
            <text:p>Maro</text:p>
          </table:table-cell>
          <table:table-cell table:style-name="ce16" office:value-type="string" calcext:value-type="string">
            <text:p>Itoj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49" calcext:value-type="float">
            <text:p>1449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Isiekw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0" calcext:value-type="float">
            <text:p>1450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Joh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1" calcext:value-type="float">
            <text:p>1451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Josep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2" calcext:value-type="float">
            <text:p>145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K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3" calcext:value-type="float">
            <text:p>1453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Kru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4" calcext:value-type="float">
            <text:p>1454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Launchbu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09" calcext:value-type="float">
            <text:p>109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5" calcext:value-type="float">
            <text:p>1455</text:p>
          </table:table-cell>
          <table:table-cell table:style-name="ce16" office:value-type="string" calcext:value-type="string">
            <text:p>Courtney</text:p>
          </table:table-cell>
          <table:table-cell table:style-name="ce16" office:value-type="string" calcext:value-type="string">
            <text:p>Law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6" calcext:value-type="float">
            <text:p>1456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awrenc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7" calcext:value-type="float">
            <text:p>1457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Leon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8" calcext:value-type="float">
            <text:p>1458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Lews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59" calcext:value-type="float">
            <text:p>1459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Ludla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0" calcext:value-type="float">
            <text:p>1460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ug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1" calcext:value-type="float">
            <text:p>146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chan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2" calcext:value-type="float">
            <text:p>1462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3" calcext:value-type="float">
            <text:p>1463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M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29" calcext:value-type="float">
            <text:p>2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4" calcext:value-type="float">
            <text:p>1464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Mear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5" calcext:value-type="float">
            <text:p>1465</text:p>
          </table:table-cell>
          <table:table-cell table:style-name="ce16" office:value-type="string" calcext:value-type="string">
            <text:p>Zach</text:p>
          </table:table-cell>
          <table:table-cell table:style-name="ce16" office:value-type="string" calcext:value-type="string">
            <text:p>Mer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6" calcext:value-type="float">
            <text:p>1466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Mitch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7" calcext:value-type="float">
            <text:p>1467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Mood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8" calcext:value-type="float">
            <text:p>1468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Moo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69" calcext:value-type="float">
            <text:p>1469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Now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0" calcext:value-type="float">
            <text:p>1470</text:p>
          </table:table-cell>
          <table:table-cell table:style-name="ce16" office:value-type="string" calcext:value-type="string">
            <text:p>Asher</text:p>
          </table:table-cell>
          <table:table-cell table:style-name="ce16" office:value-type="string" calcext:value-type="string">
            <text:p>Opoku-Fordjou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1" calcext:value-type="float">
            <text:p>1471</text:p>
          </table:table-cell>
          <table:table-cell table:style-name="ce16" office:value-type="string" calcext:value-type="string">
            <text:p>Shaun</text:p>
          </table:table-cell>
          <table:table-cell table:style-name="ce16" office:value-type="string" calcext:value-type="string">
            <text:p>Pe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2" calcext:value-type="float">
            <text:p>1472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Poll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3" calcext:value-type="float">
            <text:p>147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Ribba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4" calcext:value-type="float">
            <text:p>1474</text:p>
          </table:table-cell>
          <table:table-cell table:style-name="ce16" office:value-type="string" calcext:value-type="string">
            <text:p>Dean</text:p>
          </table:table-cell>
          <table:table-cell table:style-name="ce16" office:value-type="string" calcext:value-type="string">
            <text:p>Richar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5" calcext:value-type="float">
            <text:p>1475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Rob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6" calcext:value-type="float">
            <text:p>1476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Rob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7" calcext:value-type="float">
            <text:p>1477</text:p>
          </table:table-cell>
          <table:table-cell table:style-name="ce16" office:value-type="string" calcext:value-type="string">
            <text:p>Tim</text:p>
          </table:table-cell>
          <table:table-cell table:style-name="ce16" office:value-type="string" calcext:value-type="string">
            <text:p>Rodb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8" calcext:value-type="float">
            <text:p>1478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Roebu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79" calcext:value-type="float">
            <text:p>147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0" calcext:value-type="float">
            <text:p>1480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Sheri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1" calcext:value-type="float">
            <text:p>148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immon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2" calcext:value-type="float">
            <text:p>1482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ink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3" calcext:value-type="float">
            <text:p>148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Slad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4" calcext:value-type="float">
            <text:p>1484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5" calcext:value-type="float">
            <text:p>1485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6" calcext:value-type="float">
            <text:p>1486</text:p>
          </table:table-cell>
          <table:table-cell table:style-name="ce16" office:value-type="string" calcext:value-type="string">
            <text:p>Freddie</text:p>
          </table:table-cell>
          <table:table-cell table:style-name="ce16" office:value-type="string" calcext:value-type="string">
            <text:p>Stew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7" calcext:value-type="float">
            <text:p>1487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tuar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8" calcext:value-type="float">
            <text:p>148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Thomp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89" calcext:value-type="float">
            <text:p>1489</text:p>
          </table:table-cell>
          <table:table-cell table:style-name="ce16" office:value-type="string" calcext:value-type="string">
            <text:p>Manu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490" calcext:value-type="float">
            <text:p>1490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Under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1" calcext:value-type="float">
            <text:p>149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Under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2" calcext:value-type="float">
            <text:p>149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van Poortvlie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3" calcext:value-type="float">
            <text:p>1493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Vicke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4" calcext:value-type="float">
            <text:p>1494</text:p>
          </table:table-cell>
          <table:table-cell table:style-name="ce16" office:value-type="string" calcext:value-type="string">
            <text:p>Billy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5" calcext:value-type="float">
            <text:p>1495</text:p>
          </table:table-cell>
          <table:table-cell table:style-name="ce16" office:value-type="string" calcext:value-type="string">
            <text:p>Mako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6" calcext:value-type="float">
            <text:p>1496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7" calcext:value-type="float">
            <text:p>1497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Wilk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8" calcext:value-type="float">
            <text:p>149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499" calcext:value-type="float">
            <text:p>1499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0" calcext:value-type="float">
            <text:p>1500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1" calcext:value-type="float">
            <text:p>150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Wors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502" calcext:value-type="float">
            <text:p>150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Young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0" calcext:value-type="float">
            <text:p>1600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All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1" calcext:value-type="float">
            <text:p>1601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Benvenu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2" calcext:value-type="float">
            <text:p>1602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3" calcext:value-type="float">
            <text:p>1603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4" calcext:value-type="float">
            <text:p>1604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ortolam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5" calcext:value-type="float">
            <text:p>1605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Brex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6" calcext:value-type="float">
            <text:p>1606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Campagn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7" calcext:value-type="float">
            <text:p>160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Canal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8" calcext:value-type="float">
            <text:p>1608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09" calcext:value-type="float">
            <text:p>1609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apuozz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0" calcext:value-type="float">
            <text:p>161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strogiov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1" calcext:value-type="float">
            <text:p>1611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hecchinat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2" calcext:value-type="float">
            <text:p>1612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ominguez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3" calcext:value-type="float">
            <text:p>1613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Ferr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4" calcext:value-type="float">
            <text:p>1614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5" calcext:value-type="float">
            <text:p>1615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Ghiral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6" calcext:value-type="float">
            <text:p>1616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Giovanell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7" calcext:value-type="float">
            <text:p>1617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oa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4" calcext:value-type="float">
            <text:p>44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8" calcext:value-type="float">
            <text:p>1618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am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19" calcext:value-type="float">
            <text:p>1619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 Cice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0" calcext:value-type="float">
            <text:p>1620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1" calcext:value-type="float">
            <text:p>162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Le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2" calcext:value-type="float">
            <text:p>1622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Menoncel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3" calcext:value-type="float">
            <text:p>1623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Neg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4" calcext:value-type="float">
            <text:p>1624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Ong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5" calcext:value-type="float">
            <text:p>1625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Pariss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6" calcext:value-type="float">
            <text:p>1626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Perug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7" calcext:value-type="float">
            <text:p>1627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Ruzz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8" calcext:value-type="float">
            <text:p>1628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Stoic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29" calcext:value-type="float">
            <text:p>1629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ronco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30" calcext:value-type="float">
            <text:p>1630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Vacc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631" calcext:value-type="float">
            <text:p>1631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Z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0" calcext:value-type="float">
            <text:p>1700</text:p>
          </table:table-cell>
          <table:table-cell office:value-type="string" calcext:value-type="string">
            <text:p>Horacio</text:p>
          </table:table-cell>
          <table:table-cell office:value-type="string" calcext:value-type="string">
            <text:p>Agull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1" calcext:value-type="float">
            <text:p>1701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Albacet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2" calcext:value-type="float">
            <text:p>1702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Alborno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3" calcext:value-type="float">
            <text:p>1703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Aleman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4" calcext:value-type="float">
            <text:p>1704</text:p>
          </table:table-cell>
          <table:table-cell office:value-type="string" calcext:value-type="string">
            <text:p>Lisandro</text:p>
          </table:table-cell>
          <table:table-cell office:value-type="string" calcext:value-type="string">
            <text:p>Arbiz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5" calcext:value-type="float">
            <text:p>1705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ye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6" calcext:value-type="float">
            <text:p>1706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Bertrano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7" calcext:value-type="float">
            <text:p>1707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Boffe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8" calcext:value-type="float">
            <text:p>1708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osch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09" calcext:value-type="float">
            <text:p>170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rrer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0" calcext:value-type="float">
            <text:p>171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ocobares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1" calcext:value-type="float">
            <text:p>1711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ntepom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2" calcext:value-type="float">
            <text:p>1712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Corlet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3" calcext:value-type="float">
            <text:p>1713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Creevy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4" calcext:value-type="float">
            <text:p>1714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Cubel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5" calcext:value-type="float">
            <text:p>1715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De La Fuente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6" calcext:value-type="float">
            <text:p>171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urand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7" calcext:value-type="float">
            <text:p>1717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8" calcext:value-type="float">
            <text:p>1718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19" calcext:value-type="float">
            <text:p>1719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Fi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0" calcext:value-type="float">
            <text:p>1720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Gala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1" calcext:value-type="float">
            <text:p>172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2" calcext:value-type="float">
            <text:p>1722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Hasa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3" calcext:value-type="float">
            <text:p>1723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Hernand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4" calcext:value-type="float">
            <text:p>1724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Imhoff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5" calcext:value-type="float">
            <text:p>1725</text:p>
          </table:table-cell>
          <table:table-cell office:value-type="string" calcext:value-type="string">
            <text:p>Facundo</text:p>
          </table:table-cell>
          <table:table-cell office:value-type="string" calcext:value-type="string">
            <text:p>Is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6" calcext:value-type="float">
            <text:p>1726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Kremer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7" calcext:value-type="float">
            <text:p>1727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andaj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8" calcext:value-type="float">
            <text:p>1728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avanin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29" calcext:value-type="float">
            <text:p>1729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desm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0" calcext:value-type="float">
            <text:p>1730</text:p>
          </table:table-cell>
          <table:table-cell office:value-type="string" calcext:value-type="string">
            <text:p>Juan-Manuel</text:p>
          </table:table-cell>
          <table:table-cell office:value-type="string" calcext:value-type="string">
            <text:p>Leguizamo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1" calcext:value-type="float">
            <text:p>1731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Long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2" calcext:value-type="float">
            <text:p>1732</text:p>
          </table:table-cell>
          <table:table-cell office:value-type="string" calcext:value-type="string">
            <text:p>Juan-Cruz</text:p>
          </table:table-cell>
          <table:table-cell office:value-type="string" calcext:value-type="string">
            <text:p>Malli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3" calcext:value-type="float">
            <text:p>1733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ater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4" calcext:value-type="float">
            <text:p>1734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ontoy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5" calcext:value-type="float">
            <text:p>1735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oroni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6" calcext:value-type="float">
            <text:p>1736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Pett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7" calcext:value-type="float">
            <text:p>1737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Picho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8" calcext:value-type="float">
            <text:p>1738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Quesad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39" calcext:value-type="float">
            <text:p>1739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Reggiard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0" calcext:value-type="float">
            <text:p>1740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ncer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1" calcext:value-type="float">
            <text:p>1741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anch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2" calcext:value-type="float">
            <text:p>1742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elz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743" calcext:value-type="float">
            <text:p>1743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clav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744" calcext:value-type="float">
            <text:p>1744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Tucule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0" calcext:value-type="float">
            <text:p>1800</text:p>
          </table:table-cell>
          <table:table-cell office:value-type="string" calcext:value-type="string">
            <text:p>Seremaia</text:p>
          </table:table-cell>
          <table:table-cell office:value-type="string" calcext:value-type="string">
            <text:p>B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1" calcext:value-type="float">
            <text:p>1801</text:p>
          </table:table-cell>
          <table:table-cell office:value-type="string" calcext:value-type="string">
            <text:p>Sireli</text:p>
          </table:table-cell>
          <table:table-cell office:value-type="string" calcext:value-type="string">
            <text:p>Bob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2" calcext:value-type="float">
            <text:p>1802</text:p>
          </table:table-cell>
          <table:table-cell office:value-type="string" calcext:value-type="string">
            <text:p>Levani</text:p>
          </table:table-cell>
          <table:table-cell office:value-type="string" calcext:value-type="string">
            <text:p>Boti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3" calcext:value-type="float">
            <text:p>1803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Boti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4" calcext:value-type="float">
            <text:p>1804</text:p>
          </table:table-cell>
          <table:table-cell office:value-type="string" calcext:value-type="string">
            <text:p>Rupeni</text:p>
          </table:table-cell>
          <table:table-cell office:value-type="string" calcext:value-type="string">
            <text:p>Caucaunibuc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5" calcext:value-type="float">
            <text:p>1805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Delasa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6" calcext:value-type="float">
            <text:p>1806</text:p>
          </table:table-cell>
          <table:table-cell office:value-type="string" calcext:value-type="string">
            <text:p>Vereniki</text:p>
          </table:table-cell>
          <table:table-cell office:value-type="string" calcext:value-type="string">
            <text:p>Gone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9" calcext:value-type="float">
            <text:p>1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7" calcext:value-type="float">
            <text:p>1807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Habo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8" calcext:value-type="float">
            <text:p>1808</text:p>
          </table:table-cell>
          <table:table-cell office:value-type="string" calcext:value-type="string">
            <text:p>Sunia</text:p>
          </table:table-cell>
          <table:table-cell office:value-type="string" calcext:value-type="string">
            <text:p>Ko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09" calcext:value-type="float">
            <text:p>1809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Koyamaibo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0" calcext:value-type="float">
            <text:p>1810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Litt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8" calcext:value-type="float">
            <text:p>9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1" calcext:value-type="float">
            <text:p>1811</text:p>
          </table:table-cell>
          <table:table-cell table:style-name="ce16" office:value-type="string" calcext:value-type="string">
            <text:p>Frank</text:p>
          </table:table-cell>
          <table:table-cell office:value-type="string" calcext:value-type="string">
            <text:p>Loma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4" calcext:value-type="float">
            <text:p>44</text:p>
          </table:table-cell>
          <table:table-cell table:style-name="ce14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2" calcext:value-type="float">
            <text:p>1812</text:p>
          </table:table-cell>
          <table:table-cell table:style-name="ce16" office:value-type="string" calcext:value-type="string">
            <text:p>Gabirieli</text:p>
          </table:table-cell>
          <table:table-cell office:value-type="string" calcext:value-type="string">
            <text:p>Lovobala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8" calcext:value-type="float">
            <text:p>1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3" calcext:value-type="float">
            <text:p>1813</text:p>
          </table:table-cell>
          <table:table-cell table:style-name="ce16" office:value-type="string" calcext:value-type="string">
            <text:p>Campese</text:p>
          </table:table-cell>
          <table:table-cell office:value-type="string" calcext:value-type="string">
            <text:p>Ma<text:span text:style-name="T1">'</text:span>af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4" calcext:value-type="float">
            <text:p>1814</text:p>
          </table:table-cell>
          <table:table-cell table:style-name="ce16" office:value-type="string" calcext:value-type="string">
            <text:p>Deacon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5" calcext:value-type="float">
            <text:p>1815</text:p>
          </table:table-cell>
          <table:table-cell table:style-name="ce16" office:value-type="string" calcext:value-type="string">
            <text:p>Sireli</text:p>
          </table:table-cell>
          <table:table-cell office:value-type="string" calcext:value-type="string">
            <text:p>Maq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6" calcext:value-type="float">
            <text:p>1816</text:p>
          </table:table-cell>
          <table:table-cell office:value-type="string" calcext:value-type="string">
            <text:p>Viliame</text:p>
          </table:table-cell>
          <table:table-cell office:value-type="string" calcext:value-type="string">
            <text:p>M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7" calcext:value-type="float">
            <text:p>1817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tave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8" calcext:value-type="float">
            <text:p>1818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ataw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19" calcext:value-type="float">
            <text:p>1819</text:p>
          </table:table-cell>
          <table:table-cell table:style-name="ce16" office:value-type="string" calcext:value-type="string">
            <text:p>Caleb</text:p>
          </table:table-cell>
          <table:table-cell office:value-type="string" calcext:value-type="string">
            <text:p>Muntz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0" calcext:value-type="float">
            <text:p>1820</text:p>
          </table:table-cell>
          <table:table-cell office:value-type="string" calcext:value-type="string">
            <text:p>Nemani</text:p>
          </table:table-cell>
          <table:table-cell office:value-type="string" calcext:value-type="string">
            <text:p>Nad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1" calcext:value-type="float">
            <text:p>1821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Nagus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2" calcext:value-type="float">
            <text:p>1822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akar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3" calcext:value-type="float">
            <text:p>1823</text:p>
          </table:table-cell>
          <table:table-cell office:value-type="string" calcext:value-type="string">
            <text:p>Napolioni</text:p>
          </table:table-cell>
          <table:table-cell office:value-type="string" calcext:value-type="string">
            <text:p>Nalag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4" calcext:value-type="float">
            <text:p>1824</text:p>
          </table:table-cell>
          <table:table-cell office:value-type="string" calcext:value-type="string">
            <text:p>Waisea</text:p>
          </table:table-cell>
          <table:table-cell office:value-type="string" calcext:value-type="string">
            <text:p>Nayac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5" calcext:value-type="float">
            <text:p>1825</text:p>
          </table:table-cell>
          <table:table-cell table:style-name="ce16" office:value-type="string" calcext:value-type="string">
            <text:p>Akapusi</text:p>
          </table:table-cell>
          <table:table-cell office:value-type="string" calcext:value-type="string">
            <text:p>Qe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6" calcext:value-type="float">
            <text:p>1826</text:p>
          </table:table-cell>
          <table:table-cell office:value-type="string" calcext:value-type="string">
            <text:p>Seru</text:p>
          </table:table-cell>
          <table:table-cell office:value-type="string" calcext:value-type="string">
            <text:p>Rabe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7" calcext:value-type="float">
            <text:p>1827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adrad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8" calcext:value-type="float">
            <text:p>1828</text:p>
          </table:table-cell>
          <table:table-cell table:style-name="ce16" office:value-type="string" calcext:value-type="string">
            <text:p>Api</text:p>
          </table:table-cell>
          <table:table-cell office:value-type="string" calcext:value-type="string">
            <text:p>Ratuniyar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29" calcext:value-type="float">
            <text:p>1829</text:p>
          </table:table-cell>
          <table:table-cell table:style-name="ce16" office:value-type="string" calcext:value-type="string">
            <text:p>Jacob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0" calcext:value-type="float">
            <text:p>1830</text:p>
          </table:table-cell>
          <table:table-cell office:value-type="string" calcext:value-type="string">
            <text:p>Mosese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1" calcext:value-type="float">
            <text:p>1831</text:p>
          </table:table-cell>
          <table:table-cell office:value-type="string" calcext:value-type="string">
            <text:p>Peni</text:p>
          </table:table-cell>
          <table:table-cell office:value-type="string" calcext:value-type="string">
            <text:p>Rav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2" calcext:value-type="float">
            <text:p>1832</text:p>
          </table:table-cell>
          <table:table-cell table:style-name="ce16" office:value-type="string" calcext:value-type="string">
            <text:p>Ifereimi</text:p>
          </table:table-cell>
          <table:table-cell office:value-type="string" calcext:value-type="string">
            <text:p>Ra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e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3" calcext:value-type="float">
            <text:p>1833</text:p>
          </table:table-cell>
          <table:table-cell office:value-type="string" calcext:value-type="string">
            <text:p>Manasa</text:p>
          </table:table-cell>
          <table:table-cell office:value-type="string" calcext:value-type="string">
            <text:p>Sau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4" calcext:value-type="float">
            <text:p>1834</text:p>
          </table:table-cell>
          <table:table-cell office:value-type="string" calcext:value-type="string">
            <text:p>Waisale</text:p>
          </table:table-cell>
          <table:table-cell office:value-type="string" calcext:value-type="string">
            <text:p>Serev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9" calcext:value-type="float">
            <text:p>1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5" calcext:value-type="float">
            <text:p>1835</text:p>
          </table:table-cell>
          <table:table-cell table:style-name="ce16" office:value-type="string" calcext:value-type="string">
            <text:p>Greg</text:p>
          </table:table-cell>
          <table:table-cell office:value-type="string" calcext:value-type="string">
            <text:p>Smith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6" calcext:value-type="float">
            <text:p>183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ag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7" calcext:value-type="float">
            <text:p>1837</text:p>
          </table:table-cell>
          <table:table-cell office:value-type="string" calcext:value-type="string">
            <text:p>Lekima</text:p>
          </table:table-cell>
          <table:table-cell office:value-type="string" calcext:value-type="string">
            <text:p>Tagitag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8" calcext:value-type="float">
            <text:p>1838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Tuiso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39" calcext:value-type="float">
            <text:p>1839</text:p>
          </table:table-cell>
          <table:table-cell table:style-name="ce16" office:value-type="string" calcext:value-type="string">
            <text:p>Albert</text:p>
          </table:table-cell>
          <table:table-cell office:value-type="string" calcext:value-type="string">
            <text:p>Tuisu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0" calcext:value-type="float">
            <text:p>1840</text:p>
          </table:table-cell>
          <table:table-cell office:value-type="string" calcext:value-type="string">
            <text:p>Joeli</text:p>
          </table:table-cell>
          <table:table-cell office:value-type="string" calcext:value-type="string">
            <text:p>Veitayak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1" calcext:value-type="float">
            <text:p>1841</text:p>
          </table:table-cell>
          <table:table-cell office:value-type="string" calcext:value-type="string">
            <text:p>Jiuta</text:p>
          </table:table-cell>
          <table:table-cell office:value-type="string" calcext:value-type="string">
            <text:p>Wainiq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842" calcext:value-type="float">
            <text:p>1842</text:p>
          </table:table-cell>
          <table:table-cell table:style-name="ce16" office:value-type="string" calcext:value-type="string">
            <text:p>Dominiko</text:p>
          </table:table-cell>
          <table:table-cell office:value-type="string" calcext:value-type="string">
            <text:p>Waqaniburo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6" office:value-type="float" office:value="1843" calcext:value-type="float">
            <text:p>1843</text:p>
          </table:table-cell>
          <table:table-cell office:value-type="string" calcext:value-type="string">
            <text:p>Peceli</text:p>
          </table:table-cell>
          <table:table-cell office:value-type="string" calcext:value-type="string">
            <text:p>Ya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0" calcext:value-type="float">
            <text:p>190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a<text:span text:style-name="T1">'alatoa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1" calcext:value-type="float">
            <text:p>1901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Alo-Emil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2" calcext:value-type="float">
            <text:p>190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achop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3" calcext:value-type="float">
            <text:p>1903</text:p>
          </table:table-cell>
          <table:table-cell office:value-type="string" calcext:value-type="string">
            <text:p>Piula</text:p>
          </table:table-cell>
          <table:table-cell office:value-type="string" calcext:value-type="string">
            <text:p>Fa<text:span text:style-name="T1">'asalel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4" calcext:value-type="float">
            <text:p>1904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Faumuin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5" calcext:value-type="float">
            <text:p>1905</text:p>
          </table:table-cell>
          <table:table-cell table:style-name="ce16" office:value-type="string" calcext:value-type="string">
            <text:p>Census</text:p>
          </table:table-cell>
          <table:table-cell table:style-name="ce16" office:value-type="string" calcext:value-type="string">
            <text:p>Johnston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6" calcext:value-type="float">
            <text:p>190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7" calcext:value-type="float">
            <text:p>1907</text:p>
          </table:table-cell>
          <table:table-cell office:value-type="string" calcext:value-type="string">
            <text:p>Seilala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8" calcext:value-type="float">
            <text:p>1908</text:p>
          </table:table-cell>
          <table:table-cell table:style-name="ce16" office:value-type="string" calcext:value-type="string">
            <text:p>Christian</text:p>
          </table:table-cell>
          <table:table-cell table:style-name="ce16" office:value-type="string" calcext:value-type="string">
            <text:p>Leali<text:span text:style-name="T1">'ifano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09" calcext:value-type="float">
            <text:p>1909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Le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0" calcext:value-type="float">
            <text:p>19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Li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1" calcext:value-type="float">
            <text:p>19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uatu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2" calcext:value-type="float">
            <text:p>1912</text:p>
          </table:table-cell>
          <table:table-cell office:value-type="string" calcext:value-type="string">
            <text:p>Logovi<text:span text:style-name="T1">'i</text:span></text:p>
          </table:table-cell>
          <table:table-cell office:value-type="string" calcext:value-type="string">
            <text:p>Mulipol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3" calcext:value-type="float">
            <text:p>19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Nanai-Williams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4" calcext:value-type="float">
            <text:p>1914</text:p>
          </table:table-cell>
          <table:table-cell office:value-type="string" calcext:value-type="string">
            <text:p>Opeta</text:p>
          </table:table-cell>
          <table:table-cell office:value-type="string" calcext:value-type="string">
            <text:p>Palepo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5" calcext:value-type="float">
            <text:p>1915</text:p>
          </table:table-cell>
          <table:table-cell table:style-name="ce16" office:value-type="string" calcext:value-type="string">
            <text:p>Filo</text:p>
          </table:table-cell>
          <table:table-cell table:style-name="ce16" office:value-type="string" calcext:value-type="string">
            <text:p>Pau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6" calcext:value-type="float">
            <text:p>1916</text:p>
          </table:table-cell>
          <table:table-cell office:value-type="string" calcext:value-type="string">
            <text:p>Tusi</text:p>
          </table:table-cell>
          <table:table-cell office:value-type="string" calcext:value-type="string">
            <text:p>Pis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7" calcext:value-type="float">
            <text:p>1917</text:p>
          </table:table-cell>
          <table:table-cell office:value-type="string" calcext:value-type="string">
            <text:p>Mahonri</text:p>
          </table:table-cell>
          <table:table-cell office:value-type="string" calcext:value-type="string">
            <text:p>Schwalger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8" calcext:value-type="float">
            <text:p>1918</text:p>
          </table:table-cell>
          <table:table-cell office:value-type="string" calcext:value-type="string">
            <text:p>Ulupano</text:p>
          </table:table-cell>
          <table:table-cell office:value-type="string" calcext:value-type="string">
            <text:p>Seuten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19" calcext:value-type="float">
            <text:p>1919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Sitit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0" calcext:value-type="float">
            <text:p>1920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1" calcext:value-type="float">
            <text:p>192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opoa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2" calcext:value-type="float">
            <text:p>1922</text:p>
          </table:table-cell>
          <table:table-cell office:value-type="string" calcext:value-type="string">
            <text:p>Sakaria</text:p>
          </table:table-cell>
          <table:table-cell office:value-type="string" calcext:value-type="string">
            <text:p>Taulaf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3" calcext:value-type="float">
            <text:p>192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ekor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4" calcext:value-type="float">
            <text:p>1924</text:p>
          </table:table-cell>
          <table:table-cell table:style-name="ce16" office:value-type="string" calcext:value-type="string">
            <text:p>Alesana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5" calcext:value-type="float">
            <text:p>192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6" calcext:value-type="float">
            <text:p>1926</text:p>
          </table:table-cell>
          <table:table-cell office:value-type="string" calcext:value-type="string">
            <text:p>To<text:span text:style-name="T1">'o</text:span></text:p>
          </table:table-cell>
          <table:table-cell office:value-type="string" calcext:value-type="string">
            <text:p>Vae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1927" calcext:value-type="float">
            <text:p>1927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Vu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0" calcext:value-type="float">
            <text:p>2000</text:p>
          </table:table-cell>
          <table:table-cell table:style-name="ce14" office:value-type="string" calcext:value-type="string">
            <text:p>Pita</text:p>
          </table:table-cell>
          <table:table-cell table:style-name="ce14" office:value-type="string" calcext:value-type="string">
            <text:p>Ahk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1" calcext:value-type="float">
            <text:p>2001</text:p>
          </table:table-cell>
          <table:table-cell table:style-name="ce14" office:value-type="string" calcext:value-type="string">
            <text:p>Malakai</text:p>
          </table:table-cell>
          <table:table-cell table:style-name="ce14" office:value-type="string" calcext:value-type="string">
            <text:p>Fekito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2" calcext:value-type="float">
            <text:p>2002</text:p>
          </table:table-cell>
          <table:table-cell table:style-name="ce14" office:value-type="string" calcext:value-type="string">
            <text:p>Halaleva</text:p>
          </table:table-cell>
          <table:table-cell table:style-name="ce14" office:value-type="string" calcext:value-type="string">
            <text:p>Fifit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22" calcext:value-type="float">
            <text:p>2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3" calcext:value-type="float">
            <text:p>2003</text:p>
          </table:table-cell>
          <table:table-cell table:style-name="ce14" office:value-type="string" calcext:value-type="string">
            <text:p>Pierre</text:p>
          </table:table-cell>
          <table:table-cell table:style-name="ce14" office:value-type="string" calcext:value-type="string">
            <text:p>Hol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4" calcext:value-type="float">
            <text:p>2004</text:p>
          </table:table-cell>
          <table:table-cell table:style-name="ce14" office:value-type="string" calcext:value-type="string">
            <text:p>Sione</text:p>
          </table:table-cell>
          <table:table-cell table:style-name="ce14" office:value-type="string" calcext:value-type="string">
            <text:p>Kalamafon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5" calcext:value-type="float">
            <text:p>2005</text:p>
          </table:table-cell>
          <table:table-cell table:style-name="ce14" office:value-type="string" calcext:value-type="string">
            <text:p>Nili</text:p>
          </table:table-cell>
          <table:table-cell table:style-name="ce14" office:value-type="string" calcext:value-type="string">
            <text:p>Latu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6" calcext:value-type="float">
            <text:p>2006</text:p>
          </table:table-cell>
          <table:table-cell table:style-name="ce14" office:value-type="string" calcext:value-type="string">
            <text:p>Vungakoto</text:p>
          </table:table-cell>
          <table:table-cell table:style-name="ce14" office:value-type="string" calcext:value-type="string">
            <text:p>Lilo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table:style-name="ce14" office:value-type="float" office:value="2007" calcext:value-type="float">
            <text:p>2007</text:p>
          </table:table-cell>
          <table:table-cell table:style-name="ce14" office:value-type="string" calcext:value-type="string">
            <text:p>Steve</text:p>
          </table:table-cell>
          <table:table-cell table:style-name="ce14" office:value-type="string" calcext:value-type="string">
            <text:p>Maf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inau</text:p>
          </table:table-cell>
          <table:table-cell office:value-type="string" calcext:value-type="string">
            <text:p>Maka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Morath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iale</text:p>
          </table:table-cell>
          <table:table-cell office:value-type="string" calcext:value-type="string">
            <text:p>Piutau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onatane</text:p>
          </table:table-cell>
          <table:table-cell office:value-type="string" calcext:value-type="string">
            <text:p>Takulua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ameifun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oane</text:p>
          </table:table-cell>
          <table:table-cell office:value-type="string" calcext:value-type="string">
            <text:p>Tonga<text:span text:style-name="T1">'</text:span>uih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Kosuke</text:p>
          </table:table-cell>
          <table:table-cell office:value-type="string" calcext:value-type="string">
            <text:p>Endo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Fakatava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Siosaia</text:p>
          </table:table-cell>
          <table:table-cell office:value-type="string" calcext:value-type="string">
            <text:p>Fifit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09" calcext:value-type="float">
            <text:p>109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yumu</text:p>
          </table:table-cell>
          <table:table-cell office:value-type="string" calcext:value-type="string">
            <text:p>Goromaru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Kensuke</text:p>
          </table:table-cell>
          <table:table-cell office:value-type="string" calcext:value-type="string">
            <text:p>Hatakeyama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Shota</text:p>
          </table:table-cell>
          <table:table-cell office:value-type="string" calcext:value-type="string">
            <text:p>Hori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Inagaki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Takeomi</text:p>
          </table:table-cell>
          <table:table-cell office:value-type="string" calcext:value-type="string">
            <text:p>Ito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Takashi</text:p>
          </table:table-cell>
          <table:table-cell office:value-type="string" calcext:value-type="string">
            <text:p>Kikutani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Labuschagne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6" calcext:value-type="float">
            <text:p>10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Seung-sin</text:p>
          </table:table-cell>
          <table:table-cell office:value-type="string" calcext:value-type="string">
            <text:p>Lee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itch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Kotaro</text:p>
          </table:table-cell>
          <table:table-cell office:value-type="string" calcext:value-type="string">
            <text:p>Matsushima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Yukio</text:p>
          </table:table-cell>
          <table:table-cell office:value-type="string" calcext:value-type="string">
            <text:p>Motoki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Yutaka</text:p>
          </table:table-cell>
          <table:table-cell office:value-type="string" calcext:value-type="string">
            <text:p>Nagare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Ryoto</text:p>
          </table:table-cell>
          <table:table-cell office:value-type="string" calcext:value-type="string">
            <text:p>Nakamura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Hitoshi</text:p>
          </table:table-cell>
          <table:table-cell office:value-type="string" calcext:value-type="string">
            <text:p>Ono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Hirotoki</text:p>
          </table:table-cell>
          <table:table-cell office:value-type="string" calcext:value-type="string">
            <text:p>Onozaw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Naoto</text:p>
          </table:table-cell>
          <table:table-cell office:value-type="string" calcext:value-type="string">
            <text:p>Saito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tsushi</text:p>
          </table:table-cell>
          <table:table-cell office:value-type="string" calcext:value-type="string">
            <text:p>Sakat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amura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Fumiaki</text:p>
          </table:table-cell>
          <table:table-cell office:value-type="string" calcext:value-type="string">
            <text:p>Tanaka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hompson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Chilachav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Beka</text:p>
          </table:table-cell>
          <table:table-cell office:value-type="string" calcext:value-type="string">
            <text:p>Gorga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Mamuka</text:p>
          </table:table-cell>
          <table:table-cell office:value-type="string" calcext:value-type="string">
            <text:p>Gorgo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6" office:value-type="string" calcext:value-type="string">
            <text:p>Davit</text:p>
          </table:table-cell>
          <table:table-cell table:style-name="ce16" office:value-type="string" calcext:value-type="string">
            <text:p>Kacharava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Khmaladz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Kvirikashvili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halva</text:p>
          </table:table-cell>
          <table:table-cell office:value-type="string" calcext:value-type="string">
            <text:p>Mamukashvili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Mikautadze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Niniashvili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Sharikadze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odua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Zirakashvili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ettencourt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rques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adje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ata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Capo Ortega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ilaseca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udmore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2"/>
        </table:table-row>
        <table:table-row table:style-name="ro1" table:number-rows-repeated="1047626">
          <table:table-cell table:number-columns-repeated="262"/>
          <table:table-cell table:style-name="Default" table:number-columns-repeated="16122"/>
        </table:table-row>
        <table:table-row table:style-name="ro1">
          <table:table-cell table:number-columns-repeated="262"/>
          <table:table-cell table:style-name="Default" table:number-columns-repeated="16122"/>
        </table:table-row>
      </table:table>
      <table:named-expressions/>
      <table:database-ranges>
        <table:database-range table:name="__Anonymous_Sheet_DB__0" table:target-range-address="Feuille1.B908:Feuille1.C93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/00/0000</text:date>, <text:time style:data-style-name="N2" text:time-value="00:43:16.542004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8-26T21:19:30.989115600</dc:date>
    <meta:editing-cycles>268</meta:editing-cycles>
    <meta:editing-duration>P11DT10H47M28S</meta:editing-duration>
    <meta:generator>LibreOffice/25.2.5.2$Windows_X86_64 LibreOffice_project/03d19516eb2e1dd5d4ccd751a0d6f35f35e08022</meta:generator>
    <meta:document-statistic meta:table-count="1" meta:cell-count="12213" meta:object-count="0"/>
  </office:meta>
</office:document-meta>
</file>